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unito" svg:font-family="Nunito, Arial, sans-serif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arial" fo:font-size="9pt" fo:letter-spacing="normal" fo:font-style="normal" style:text-underline-style="none" fo:font-weight="normal" style:text-blinking="false" fo:background-color="#ffffff" style:font-size-asian="9pt" style:font-size-complex="9pt" loext:padding="0cm" loext:border="none"/>
    </style:style>
    <style:style style:name="P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arial" fo:font-size="9pt" fo:letter-spacing="normal" fo:font-style="normal" style:text-underline-style="none" fo:font-weight="normal" officeooo:paragraph-rsid="001b7316" style:text-blinking="false" fo:background-color="#ffffff" style:font-size-asian="9pt" style:font-size-complex="9pt" loext:padding="0cm" loext:border="none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arial" fo:font-size="9pt" fo:letter-spacing="normal" fo:font-style="normal" style:text-underline-style="none" fo:font-weight="normal" style:text-blinking="false" fo:background-color="#ffffff" style:font-size-asian="9pt" style:font-size-complex="9pt" loext:padding="0cm" loext:border="none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arial" fo:font-size="9pt" fo:letter-spacing="normal" fo:font-style="normal" style:text-underline-style="none" fo:font-weight="normal" officeooo:paragraph-rsid="001b7316" style:text-blinking="false" fo:background-color="#ffffff" style:font-size-asian="9pt" style:font-size-complex="9pt" loext:padding="0cm" loext:border="none"/>
    </style:style>
    <style:style style:name="P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Nunito" fo:font-size="9pt" fo:letter-spacing="normal" fo:font-style="normal" style:text-underline-style="none" fo:font-weight="normal" style:text-blinking="false" fo:background-color="#ffffff" style:font-size-asian="9pt" style:font-size-complex="9pt" loext:padding="0cm" loext:border="none"/>
    </style:style>
    <style:style style:name="P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Nunito" fo:font-size="9pt" fo:letter-spacing="normal" fo:font-style="normal" style:text-underline-style="none" fo:font-weight="normal" officeooo:paragraph-rsid="001b7316" style:text-blinking="false" fo:background-color="#ffffff" style:font-size-asian="9pt" style:font-size-complex="9pt" loext:padding="0cm" loext:border="none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style:text-line-through-style="none" style:text-line-through-type="none" style:font-name="arial" fo:font-size="9pt" style:text-underline-style="none" style:text-blinking="false" style:font-size-asian="9pt" style:font-size-complex="9pt" loext:padding="0cm" loext:border="none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style:text-line-through-style="none" style:text-line-through-type="none" style:font-name="arial" fo:font-size="9pt" style:text-underline-style="none" officeooo:paragraph-rsid="001b7316" style:text-blinking="false" style:font-size-asian="9pt" style:font-size-complex="9pt" loext:padding="0cm" loext:border="none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size="9pt" officeooo:paragraph-rsid="001b7316" style:font-size-asian="9pt" style:font-size-complex="9pt"/>
    </style:style>
    <style:style style:name="P1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size="9pt" style:font-size-asian="9pt" style:font-size-complex="9pt"/>
    </style:style>
    <style:style style:name="P1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size="9pt" officeooo:paragraph-rsid="001b7316" style:font-size-asian="9pt" style:font-size-complex="9p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arial" fo:letter-spacing="normal" fo:font-style="normal" style:text-underline-style="none" fo:font-weight="normal" style:text-blinking="false" fo:background-color="#ffffff" loext:char-shading-value="0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Uma camiseta custa R$ 26,90 e está sendo vendida com um desconto de 20%. Qual o preço da camiseta durante a promoção?</text:p>
      <text:p text:style-name="P2">(A) R$ 21,52. (B) R$ 22,25. (C) R$ 23,52. (D) R$ 24,12.</text:p>
      <text:p text:style-name="P6"/>
      <text:p text:style-name="P4">2. O preço de custo de uma estante é R$ 280,00. O comerciante estipula um lucro de 30% sobre o preço de custo. Por quanto ele deve vendê-la?</text:p>
      <text:p text:style-name="P4">(A) R$ 310,00. (B) R$ 354,00. (C) R$ 364,00. (D) R$ 380,00.</text:p>
      <text:p text:style-name="P6"/>
      <text:p text:style-name="P4">3. Numa promoção, o preço de um livro foi reduzido de R$ 76,00 para R$ 57,00. Qual a porcentagem que representa a redução do preço desse livro?</text:p>
      <text:p text:style-name="P10"><text:span text:style-name="T2">(A) 20%. (B) 25%. (C) 30%. (D) 35%.</text:span></text:p>
      <text:p text:style-name="P6"/>
      <text:p text:style-name="P2">4. Luciana saiu de casa com R$ 120,00. Gastou 25% dessa quantia na manicure e gastou 32% do que havia sobrado em produtos para cabelo. Com quanto Luciana ficou?</text:p>
      <text:p text:style-name="P2">(A) R$ 48,90.</text:p>
      <text:p text:style-name="P2">(B) R$ 51,60.</text:p>
      <text:p text:style-name="P2">(C) R$ 54,70.</text:p>
      <text:p text:style-name="P2">(D) R$ 61,20.</text:p>
      <text:p text:style-name="P8"/>
      <text:p text:style-name="P4">5. Uma escola possui 1 300 alunos. Destes, 45% estudam no turno da manhã. Dos alunos que estudam à tarde, 40% são meninos. Quantos meninas estudam no turno da tarde?</text:p>
      <text:p text:style-name="P4">(A) 286 meninas.   </text:p>
      <text:p text:style-name="P4">(B) 374 meninas. </text:p>
      <text:p text:style-name="P4">(C) 429 meninas.   </text:p>
      <text:p text:style-name="P4">(D) 715 meninas.</text:p>
      <text:p text:style-name="P2"/>
      <text:p text:style-name="P4">6. Luiz Fernando gastou 40% do que tinha na compra de um relógio e ainda ficou com  R$ 360,00. Que quantia Luiz possuía?</text:p>
      <text:p text:style-name="P4">(A) R$ 600,00.</text:p>
      <text:p text:style-name="P4">(B) R$ 650,00.</text:p>
      <text:p text:style-name="P4">(C) R$ 720,00.</text:p>
      <text:p text:style-name="P4">(D) R$ 780,00.</text:p>
      <text:p text:style-name="P6"/>
      <text:p text:style-name="P4">7. Em um posto de combustível, o litro da gasolina estava custando R$ 2,40. Um cliente gastou R$ 72,00 para encher o tanque de seu carro. O valor do litro da gasolina sofreu 2 aumentos sucessivos, ambos de 10%. Quanto o mesmo cliente gastará aproximadamente para encher o tanque do seu carro, após esses aumentos?</text:p>
      <text:p text:style-name="P4">(A) R$ 76,00.</text:p>
      <text:p text:style-name="P4">(B) R$ 83,00.</text:p>
      <text:p text:style-name="P4">(C) R$ 87,00.</text:p>
      <text:p text:style-name="P4">(D) R$ 91,00.</text:p>
      <text:p text:style-name="P12"/>
      <text:p text:style-name="P6"/>
      <text:p text:style-name="P4">8. Um remédio que  custava R$ 24,00 e que sofrerá um aumento de R$ 1,20, terá qual percentual de aumento?</text:p>
      <text:p text:style-name="P4">(A) 5%.(B) 10%. (C) 15%. (D) 25%.</text:p>
      <text:p text:style-name="P6"/>
      <text:p text:style-name="P2">9. Um determinado carro zero quilômetro vale, hoje, R$ 26.800,00. Se for vendido daqui a dois anos, quanto valerá, considerando que seu valor sofrerá uma redução de 15% ao ano?</text:p>
      <text:p text:style-name="P2">(A) R$ 18.630,00.</text:p>
      <text:p text:style-name="P2">(B) R$ 19.363,00.</text:p>
      <text:p text:style-name="P2">(C) R$ 22.780,00.</text:p>
      <text:p text:style-name="P2">(D) R$ 23.980,00.</text:p>
      <text:p text:style-name="P6"/>
      <text:p text:style-name="P4">10. De acordo com as informações colhidas nos últimos Censos, pode-se constatar que a  população da cidade X, atualmente com 50 000 habitantes, cresce  5% a cada ano. Quantos habitantes haverá nessa cidade, em 2 anos?</text:p>
      <text:p text:style-name="P4">(A) 51 000 habitantes.</text:p>
      <text:p text:style-name="P4">(B) 52 500 habitantes.</text:p>
      <text:p text:style-name="P4">(C) 55 125 habitantes.</text:p>
      <text:p text:style-name="P4">(D) 55 000 habitantes.</text:p>
      <text:p text:style-name="P12"/>
      <text:p text:style-name="P6"/>
      <text:p text:style-name="P4">11. No Ceasa (Centro de Abastecimento do estado do Ceará), um comerciante comprou um saco de 60 quilos de cenoura por R$ 30,00. Por quanto ele deverá vender cada quilo de cenoura para alcançar 30% de lucro sobre o valor da compra?</text:p>
      <text:p text:style-name="P4">(A) R$ 0,15.</text:p>
      <text:p text:style-name="P4">(B) R$ 0,25.</text:p>
      <text:p text:style-name="P4">(C) R$ 0,30.</text:p>
      <text:p text:style-name="P4">(D) R$ 0,65.</text:p>
      <text:p text:style-name="P6"/>
      <text:p text:style-name="P4">12. Francisco é o mais novo contratado de uma empresa de tecnologia situada em São Gonçalo do Amarante, Ceará. Por esse motivo, teve que se mudar para a capital Fortaleza. Alugou um apartamento no valor de  R$ 1.500,00. O condomínio corresponde a 12% do valor do aluguel. O pagamento antecipado dessas despesas oferece um desconto de 5% sobre o valor total. Considerando que 70% serão pagos pela empresa do inquilino, quanto Francisco deverá desembolsar para o pagamento antecipado das despesas?</text:p>
      <text:p text:style-name="P4">(A) R$ 278,80.</text:p>
      <text:p text:style-name="P4">(B) R$ 478,80.</text:p>
      <text:p text:style-name="P4">(C) R$ 998,00.</text:p>
      <text:p text:style-name="P4">(D) R$ 1.172,20.</text:p>
      <text:p text:style-name="P4"/>
      <text:p text:style-name="P4"/>
      <text:p text:style-name="P4"><text:soft-page-break/></text:p>
      <text:p text:style-name="P3">1. Uma camiseta custa R$ 26,90 e está sendo vendida com um desconto de 20%. Qual o preço da camiseta durante a promoção?</text:p>
      <text:p text:style-name="P3">(A) R$ 21,52. (B) R$ 22,25. (C) R$ 23,52. (D) R$ 24,12.</text:p>
      <text:p text:style-name="P7"/>
      <text:p text:style-name="P5">2. O preço de custo de uma estante é R$ 280,00. O comerciante estipula um lucro de 30% sobre o preço de custo. Por quanto ele deve vendê-la?</text:p>
      <text:p text:style-name="P5">(A) R$ 310,00. (B) R$ 354,00. (C) R$ 364,00. (D) R$ 380,00.</text:p>
      <text:p text:style-name="P7"/>
      <text:p text:style-name="P5">3. Numa promoção, o preço de um livro foi reduzido de R$ 76,00 para R$ 57,00. Qual a porcentagem que representa a redução do preço desse livro?</text:p>
      <text:p text:style-name="P11"><text:span text:style-name="T2">(A) 20%. (B) 25%. (C) 30%. (D) 35%.</text:span></text:p>
      <text:p text:style-name="P7"/>
      <text:p text:style-name="P3">4. Luciana saiu de casa com R$ 120,00. Gastou 25% dessa quantia na manicure e gastou 32% do que havia sobrado em produtos para cabelo. Com quanto Luciana ficou?</text:p>
      <text:p text:style-name="P3">(A) R$ 48,90.</text:p>
      <text:p text:style-name="P3">(B) R$ 51,60.</text:p>
      <text:p text:style-name="P3">(C) R$ 54,70.</text:p>
      <text:p text:style-name="P3">(D) R$ 61,20.</text:p>
      <text:p text:style-name="P9"/>
      <text:p text:style-name="P5">5. Uma escola possui 1 300 alunos. Destes, 45% estudam no turno da manhã. Dos alunos que estudam à tarde, 40% são meninos. Quantos meninas estudam no turno da tarde?</text:p>
      <text:p text:style-name="P5">(A) 286 meninas.   </text:p>
      <text:p text:style-name="P5">(B) 374 meninas. </text:p>
      <text:p text:style-name="P5">(C) 429 meninas.   </text:p>
      <text:p text:style-name="P5">(D) 715 meninas.</text:p>
      <text:p text:style-name="P3"/>
      <text:p text:style-name="P5">6. Luiz Fernando gastou 40% do que tinha na compra de um relógio e ainda ficou com  R$ 360,00. Que quantia Luiz possuía?</text:p>
      <text:p text:style-name="P5">(A) R$ 600,00.</text:p>
      <text:p text:style-name="P5">(B) R$ 650,00.</text:p>
      <text:p text:style-name="P5">(C) R$ 720,00.</text:p>
      <text:p text:style-name="P5">(D) R$ 780,00.</text:p>
      <text:p text:style-name="P7"/>
      <text:p text:style-name="P5">7. Em um posto de combustível, o litro da gasolina estava custando R$ 2,40. Um cliente gastou R$ 72,00 para encher o tanque de seu carro. O valor do litro da gasolina sofreu 2 aumentos sucessivos, ambos de 10%. Quanto o mesmo cliente gastará aproximadamente para encher o tanque do seu carro, após esses aumentos?</text:p>
      <text:p text:style-name="P5">(A) R$ 76,00.</text:p>
      <text:p text:style-name="P5">(B) R$ 83,00.</text:p>
      <text:p text:style-name="P5">(C) R$ 87,00.</text:p>
      <text:p text:style-name="P5">(D) R$ 91,00.</text:p>
      <text:p text:style-name="P13"/>
      <text:p text:style-name="P7"/>
      <text:p text:style-name="P5">8. Um remédio que  custava R$ 24,00 e que sofrerá um aumento de R$ 1,20, terá qual percentual de aumento?</text:p>
      <text:p text:style-name="P5">(A) 5%.(B) 10%. (C) 15%. (D) 25%.</text:p>
      <text:p text:style-name="P7"/>
      <text:p text:style-name="P3">9. Um determinado carro zero quilômetro vale, hoje, R$ 26.800,00. Se for vendido daqui a dois anos, quanto valerá, considerando que seu valor sofrerá uma redução de 15% ao ano?</text:p>
      <text:p text:style-name="P3">(A) R$ 18.630,00.</text:p>
      <text:p text:style-name="P3">(B) R$ 19.363,00.</text:p>
      <text:p text:style-name="P3">(C) R$ 22.780,00.</text:p>
      <text:p text:style-name="P3">(D) R$ 23.980,00.</text:p>
      <text:p text:style-name="P7"/>
      <text:p text:style-name="P5">10. De acordo com as informações colhidas nos últimos Censos, pode-se constatar que a  população da cidade X, atualmente com 50 000 habitantes, cresce  5% a cada ano. Quantos habitantes haverá nessa cidade, em 2 anos?</text:p>
      <text:p text:style-name="P5">(A) 51 000 habitantes.</text:p>
      <text:p text:style-name="P5">(B) 52 500 habitantes.</text:p>
      <text:p text:style-name="P5">(C) 55 125 habitantes.</text:p>
      <text:p text:style-name="P5">(D) 55 000 habitantes.</text:p>
      <text:p text:style-name="P13"/>
      <text:p text:style-name="P7"/>
      <text:p text:style-name="P5">11. No Ceasa (Centro de Abastecimento do estado do Ceará), um comerciante comprou um saco de 60 quilos de cenoura por R$ 30,00. Por quanto ele deverá vender cada quilo de cenoura para alcançar 30% de lucro sobre o valor da compra?</text:p>
      <text:p text:style-name="P5">(A) R$ 0,15.</text:p>
      <text:p text:style-name="P5">(B) R$ 0,25.</text:p>
      <text:p text:style-name="P5">(C) R$ 0,30.</text:p>
      <text:p text:style-name="P5">(D) R$ 0,65.</text:p>
      <text:p text:style-name="P7"/>
      <text:p text:style-name="P5">12. Francisco é o mais novo contratado de uma empresa de tecnologia situada em São Gonçalo do Amarante, Ceará. Por esse motivo, teve que se mudar para a capital Fortaleza. Alugou um apartamento no valor de  R$ 1.500,00. O condomínio corresponde a 12% do valor do aluguel. O pagamento antecipado dessas despesas oferece um desconto de 5% sobre o valor total. Considerando que 70% serão pagos pela empresa do inquilino, quanto Francisco deverá desembolsar para o pagamento antecipado das despesas?</text:p>
      <text:p text:style-name="P5">(A) R$ 278,80.</text:p>
      <text:p text:style-name="P5">(B) R$ 478,80.</text:p>
      <text:p text:style-name="P5">(C) R$ 998,00.</text:p>
      <text:p text:style-name="P5">(D) R$ 1.172,20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unito" svg:font-family="Nunito, Arial, sans-serif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3T09:37:48.943181266</meta:creation-date>
    <dc:date>2022-10-03T09:49:19.260834622</dc:date>
    <meta:editing-duration>PT11M30S</meta:editing-duration>
    <meta:editing-cycles>2</meta:editing-cycles>
    <meta:generator>LibreOffice/6.4.7.2$Linux_X86_64 LibreOffice_project/40$Build-2</meta:generator>
    <meta:print-date>2022-10-03T09:49:02.780386504</meta:print-date>
    <meta:document-statistic meta:table-count="0" meta:image-count="0" meta:object-count="0" meta:page-count="2" meta:paragraph-count="96" meta:word-count="1124" meta:character-count="6118" meta:non-whitespace-character-count="5066"/>
  </office:meta>
</office:document-meta>
</file>